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3c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7b9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656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187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30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6023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bc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ca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32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c7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948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9c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48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7f8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24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38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1c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f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bf8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6f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303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502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7ba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b2f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cb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df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e6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9f0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ac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8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d1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67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237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2df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4f8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10d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81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cf03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44c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796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850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cd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f985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ca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f60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4c43b58b"/>
    </style:style>
    <style:style style:name="T3" style:family="text">
      <style:text-properties style:font-name="標楷體1" officeooo:rsid="0880e60f"/>
    </style:style>
    <style:style style:name="T4" style:family="text">
      <style:text-properties style:font-name="標楷體1" style:text-underline-style="solid" style:text-underline-width="auto" style:text-underline-color="font-color" officeooo:rsid="0880e60f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376c64b1" style:font-name-asian="標楷體1"/>
    </style:style>
    <style:style style:name="T7" style:family="text">
      <style:text-properties style:font-name="標楷體1" officeooo:rsid="426e6204" style:font-name-asian="標楷體1"/>
    </style:style>
    <style:style style:name="T8" style:family="text">
      <style:text-properties fo:color="#333333"/>
    </style:style>
    <style:style style:name="T9" style:family="text">
      <style:text-properties fo:color="#333333" officeooo:rsid="41d0b885"/>
    </style:style>
    <style:style style:name="T10" style:family="text">
      <style:text-properties fo:color="#333333" officeooo:rsid="376c64b1"/>
    </style:style>
    <style:style style:name="T11" style:family="text">
      <style:text-properties officeooo:rsid="4c43b58b"/>
    </style:style>
    <style:style style:name="T12" style:family="text">
      <style:text-properties officeooo:rsid="0880e60f"/>
    </style:style>
    <style:style style:name="T13" style:family="text">
      <style:text-properties officeooo:rsid="2fa2d5a6"/>
    </style:style>
    <style:style style:name="T14" style:family="text">
      <style:text-properties officeooo:rsid="352e8af6"/>
    </style:style>
    <style:style style:name="T15" style:family="text">
      <style:text-properties officeooo:rsid="41d0b885"/>
    </style:style>
    <style:style style:name="T16" style:family="text">
      <style:text-properties officeooo:rsid="41effb49"/>
    </style:style>
    <style:style style:name="T17" style:family="text">
      <style:text-properties officeooo:rsid="41f01272"/>
    </style:style>
    <style:style style:name="T18" style:family="text">
      <style:text-properties officeooo:rsid="41f2ffe3"/>
    </style:style>
    <style:style style:name="T19" style:family="text">
      <style:text-properties officeooo:rsid="41ff6bff"/>
    </style:style>
    <style:style style:name="T20" style:family="text">
      <style:text-properties officeooo:rsid="40b326dd"/>
    </style:style>
    <style:style style:name="T21" style:family="text">
      <style:text-properties officeooo:rsid="42319dc3"/>
    </style:style>
    <style:style style:name="T22" style:family="text">
      <style:text-properties officeooo:rsid="42319dc3" style:font-name-asian="Arial1"/>
    </style:style>
    <style:style style:name="T23" style:family="text">
      <style:text-properties officeooo:rsid="376c64b1"/>
    </style:style>
    <style:style style:name="T24" style:family="text">
      <style:text-properties style:font-name="標楷體1" style:font-name-asian="標楷體1"/>
    </style:style>
    <style:style style:name="T25" style:family="text">
      <style:text-properties style:font-name="標楷體1" officeooo:rsid="42e75a83" style:font-name-asian="標楷體1"/>
    </style:style>
    <style:style style:name="T26" style:family="text">
      <style:text-properties style:font-name="標楷體1" officeooo:rsid="42e75a83"/>
    </style:style>
    <style:style style:name="T27" style:family="text">
      <style:text-properties style:font-name="標楷體1" fo:font-size="12pt" style:font-name-asian="標楷體1" style:font-size-asian="12pt" style:font-size-complex="12pt"/>
    </style:style>
    <style:style style:name="T28" style:family="text">
      <style:text-properties style:font-name="標楷體1" fo:font-size="10pt" style:font-name-asian="標楷體1" style:font-size-asian="10pt" style:font-size-complex="10pt"/>
    </style:style>
    <style:style style:name="T29" style:family="text">
      <style:text-properties officeooo:rsid="42e75a83"/>
    </style:style>
    <style:style style:name="T30" style:family="text">
      <style:text-properties officeooo:rsid="42f251f7"/>
    </style:style>
    <style:style style:name="T31" style:family="text">
      <style:text-properties officeooo:rsid="42f2e45f"/>
    </style:style>
    <style:style style:name="T32" style:family="text">
      <style:text-properties fo:color="#010101" style:font-name="標楷體1" fo:font-size="10pt" style:font-name-asian="標楷體1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2515784" text:style-name="L1">
        <text:list-item>
          <text:p text:style-name="P1"><text:bookmark-start text:name="問題"/>問題<text:bookmark-end text:name="問題"/></text:p>
          <text:list>
            <text:list-item>
              <text:p text:style-name="P11">問題<text:span text:style-name="T3">的 分類</text:span>。</text:p>
              <text:list>
                <text:list-item>
                  <text:p text:style-name="P2"><text:span text:style-name="T12">數量型</text:span><text:span text:style-name="T8">問題</text:span>。</text:p>
                </text:list-item>
                <text:list-item>
                  <text:p text:style-name="P2">社會型<text:span text:style-name="T8">問題</text:span>。</text:p>
                </text:list-item>
                <text:list-item>
                  <text:p text:style-name="P2"><text:span text:style-name="T12">群體型</text:span><text:span text:style-name="T8">問題</text:span>。</text:p>
                </text:list-item>
                <text:list-item>
                  <text:p text:style-name="P62"><text:span text:style-name="T13">（類似描述、拓展描述 在 </text:span><text:span text:style-name="T2">新生之書</text:span><text:span text:style-name="T11">的 </text:span><text:span text:style-name="T2">宗教</text:span><text:span text:style-name="T11"> 文件群的 </text:span><text:span text:style-name="T1">信仰、信念、中心思想、世界觀、價值觀</text:span><text:span text:style-name="T14">的 </text:span><text:span text:style-name="T4">正常個體的 分類</text:span>）</text:p>
                  <text:list>
                    <text:list-item>
                      <text:p text:style-name="P62">某一特定個體的 分類。</text:p>
                      <text:list>
                        <text:list-item>
                          <text:p text:style-name="P62">數量型 該個體。</text:p>
                        </text:list-item>
                        <text:list-item>
                          <text:p text:style-name="P63">社會型 該個體。</text:p>
                        </text:list-item>
                        <text:list-item>
                          <text:p text:style-name="P62">群體型 該個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問題 不一定是 問題。</text:p>
              <text:list>
                <text:list-item>
                  <text:p text:style-name="P3"><text:span text:style-name="T8">明顯例子，（第一個個體 認定的）</text:span>問題<text:span text:style-name="T8">，（第二個個體、第三個個體 認定）</text:span>不是 問題。</text:p>
                  <text:list>
                    <text:list-item>
                      <text:p text:style-name="P13">假定，第一個個體 種田。</text:p>
                      <text:list>
                        <text:list-item>
                          <text:p text:style-name="P3"><text:span text:style-name="T15">第一個個體 有機率認定</text:span><text:span text:style-name="T9">，鳥、昆蟲 </text:span><text:span text:style-name="T15">是 問題</text:span><text:span text:style-name="T9">、有害的存在、有害的個體</text:span><text:span text:style-name="T15">。</text:span></text:p>
                          <text:list>
                            <text:list-item>
                              <text:p text:style-name="P14"><text:span text:style-name="T15">有害的存在 是 直接型有害 農田的 存在</text:span>。</text:p>
                            </text:list-item>
                            <text:list-item>
                              <text:p text:style-name="P14"><text:span text:style-name="T15">有害的存在 是 間接型有害 第一個個體的 存在</text:span>。</text:p>
                            </text:list-item>
                          </text:list>
                        </text:list-item>
                        <text:list-item>
                          <text:p text:style-name="P15">對於 第一個個體 來說，鳥、昆蟲 <text:span text:style-name="T15">有機率</text:span>是 問題。</text:p>
                        </text:list-item>
                        <text:list-item>
                          <text:p text:style-name="P15">第一個個體 有機率 放鞭炮、灑農藥 →<text:span text:style-name="T16"> </text:span>減少 鳥、昆蟲 →<text:span text:style-name="T16"> 農田、農作物 更優良</text:span>。</text:p>
                        </text:list-item>
                      </text:list>
                    </text:list-item>
                    <text:list-item>
                      <text:p text:style-name="P16">假定，第二個個體 養魚。</text:p>
                      <text:list>
                        <text:list-item>
                          <text:p text:style-name="P4">第二個個體 有機率認定<text:span text:style-name="T8">，鳥、昆蟲 </text:span>不是 問題<text:span text:style-name="T9">、功能</text:span>。</text:p>
                        </text:list-item>
                        <text:list-item>
                          <text:p text:style-name="P15">對於 第二個個體 來說，鳥、昆蟲 <text:span text:style-name="T15">有機率</text:span>不是 問題、功能。</text:p>
                        </text:list-item>
                      </text:list>
                    </text:list-item>
                    <text:list-item>
                      <text:p text:style-name="P15">假定，第三個個體 開 動物園、昆蟲館、大自然旅館。</text:p>
                      <text:list>
                        <text:list-item>
                          <text:p text:style-name="P5">第三個個體 有機率認定<text:span text:style-name="T8">，鳥、昆蟲 </text:span>是 功能<text:span text:style-name="T8">、有益的存在、有益的個體</text:span>。</text:p>
                        </text:list-item>
                        <text:list-item>
                          <text:p text:style-name="P15">對於 第三個個體 來說，鳥、昆蟲 <text:span text:style-name="T15">有機率</text:span>是 功能。</text:p>
                        </text:list-item>
                        <text:list-item>
                          <text:p text:style-name="P15">第三個個體 有機率 種樹、種草 →<text:span text:style-name="T16"> </text:span>增加 鳥、昆蟲 → 景色 更優良 →<text:span text:style-name="T19"> 觀光客更多</text:span>。</text:p>
                        </text:list-item>
                      </text:list>
                    </text:list-item>
                    <text:list-item>
                      <text:p text:style-name="P17">假定，第四個個體 種花、開果園、種蘋果樹。</text:p>
                      <text:list>
                        <text:list-item>
                          <text:p text:style-name="P6">第四個個體 有機率認定<text:span text:style-name="T8">，鳥、昆蟲（</text:span>同時<text:span text:style-name="T8">）</text:span>是 問題、功能。</text:p>
                        </text:list-item>
                        <text:list-item>
                          <text:p text:style-name="P18">對於 第四個個體 來說，鳥、昆蟲 <text:span text:style-name="T15">有機率</text:span>（同時）是 問題、功能。</text:p>
                        </text:list-item>
                        <text:list-item>
                          <text:p text:style-name="P18">第四個個體 有機率 種草、拔草→<text:span text:style-name="T16">平衡</text:span> 鳥、昆蟲→植物分布更廣 →<text:span text:style-name="T19"> 花、果實 更多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9">明顯例子。</text:p>
                  <text:list>
                    <text:list-item>
                      <text:p text:style-name="P20">假定，第一個個體 存在、變化。</text:p>
                      <text:list>
                        <text:list-item>
                          <text:p text:style-name="P21">假定，第一個個體 認定 某一特定 特徵、存在、變化、思想、決策、行動 是 問題。</text:p>
                          <text:list>
                            <text:list-item>
                              <text:p text:style-name="P22">第一個個體 認定 某一特定個體 是 問題、有<text:span text:style-name="T15">害</text:span>的存在、有<text:span text:style-name="T15">害</text:span>的個體。</text:p>
                            </text:list-item>
                          </text:list>
                        </text:list-item>
                        <text:list-item>
                          <text:p text:style-name="P23">對於 第一個個體 來說，該個體 是 問題、有<text:span text:style-name="T15">害</text:span>的存在、有<text:span text:style-name="T15">害</text:span>的個體。</text:p>
                          <text:list>
                            <text:list-item>
                              <text:p text:style-name="P47">以 第<text:span text:style-name="T20">一</text:span>個個體 為 坐標系零點，該個體 是 <text:span text:style-name="T20">問題、有害的存在、有害的個體</text:span>。</text:p>
                            </text:list-item>
                          </text:list>
                        </text:list-item>
                        <text:list-item>
                          <text:p text:style-name="P19">第一個個體 做出 某一特定 思想、決策、行動→<text:span text:style-name="T18">減少 有害的存在→解決問題。</text:span></text:p>
                          <text:list>
                            <text:list-item>
                              <text:p text:style-name="P19">適當的 減少 有害的存在 有機率變成 有益的存在。</text:p>
                              <text:list>
                                <text:list-item>
                                  <text:p text:style-name="P19">明顯例子，醫藥用嗎啡。</text:p>
                                  <text:list>
                                    <text:list-item>
                                      <text:p text:style-name="P19">嗎啡 <text:span text:style-name="T22">↔</text:span><text:span text:style-name="T21">（對 人類 來說，）有害的存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假定，第二個個體 存在、變化。</text:p>
                      <text:list>
                        <text:list-item>
                          <text:p text:style-name="P21">假定，第二個個體 認定 某一特定 特徵、存在、變化、思想 不是 問題、功能。</text:p>
                        </text:list-item>
                        <text:list-item>
                          <text:p text:style-name="P25">對於 第二個個體 來說，該個體 不是 問題、功能。</text:p>
                          <text:list>
                            <text:list-item>
                              <text:p text:style-name="P48">以 第<text:span text:style-name="T20">二</text:span>個個體 為 坐標系零點，該個體 <text:span text:style-name="T20">不是 問題、功能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假定，第三個個體 存在、變化。</text:p>
                      <text:list>
                        <text:list-item>
                          <text:p text:style-name="P26">假定，第三個個體 認定 某一特定 特徵、存在、變化、思想、決策、行動 是 功能。</text:p>
                          <text:list>
                            <text:list-item>
                              <text:p text:style-name="P22">第三個個體 認定 某一特定個體 是 功能、有益的存在、有益的個體。</text:p>
                            </text:list-item>
                          </text:list>
                        </text:list-item>
                        <text:list-item>
                          <text:p text:style-name="P27">對於 第三個個體 來說，該個體 是 功能、有益的存在、有益的個體。</text:p>
                          <text:list>
                            <text:list-item>
                              <text:p text:style-name="P49">以 第三個個體 為 坐標系零點，該個體 是 功能<text:span text:style-name="T20">、有益的存在、有益的個體</text:span>。</text:p>
                            </text:list-item>
                          </text:list>
                        </text:list-item>
                        <text:list-item>
                          <text:p text:style-name="P27">第一個個體 做出 某一特定 思想、決策、行動 → 增加 有益的存在 → <text:span text:style-name="T17">提升 功能</text:span>。</text:p>
                          <text:list>
                            <text:list-item>
                              <text:p text:style-name="P28">過少的 增加 有益的存在 有機率變成 有害的存在。</text:p>
                              <text:list>
                                <text:list-item>
                                  <text:p text:style-name="P28">明顯例子，脫水。</text:p>
                                  <text:list>
                                    <text:list-item>
                                      <text:p text:style-name="P29">水 <text:span text:style-name="T22">↔</text:span><text:span text:style-name="T21">（對 人類 來說，）有益的存在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">過多的 增加 有益的存在 有機率變成 有害的存在。</text:p>
                              <text:list>
                                <text:list-item>
                                  <text:p text:style-name="P30">明顯例子，水中毒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假定，第四個個體 存在、變化。</text:p>
                      <text:list>
                        <text:list-item>
                          <text:p text:style-name="P30">假定，第三個個體 認定 某一特定 特徵、存在、變化、思想（同時）是 問題、功能。</text:p>
                        </text:list-item>
                        <text:list-item>
                          <text:p text:style-name="P30">對於 第四個個體 來說，該個體（同時）是 問題、功能。</text:p>
                        </text:list-item>
                        <text:list-item>
                          <text:p text:style-name="P30">第四個個體 做出 某一特定 思想、決策、行動→平衡 該存在→解決問題、提升功能。</text:p>
                          <text:list>
                            <text:list-item>
                              <text:p text:style-name="P30">平衡 該存在 的 明顯例子，增加、減少、控制 該存在的 大小、數量、形狀。</text:p>
                            </text:list-item>
                            <text:list-item>
                              <text:p text:style-name="P30">平衡 該存在 的 明顯例子，控制、遙控 該存在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認定"/>認定<text:bookmark-end text:name="認定"/></text:p>
          <text:list>
            <text:list-item>
              <text:p text:style-name="P7"><text:span text:style-name="T23">知道、認定 有機率 不同</text:span><text:span text:style-name="T10">、不協調、不自洽</text:span>。</text:p>
              <text:list>
                <text:list-item>
                  <text:p text:style-name="P50">明顯例子，指鹿為馬。</text:p>
                  <text:list>
                    <text:list-item>
                      <text:p text:style-name="P31"><text:span text:style-name="T23">假定，某一特定個體 知道</text:span>，鹿 是 鹿。</text:p>
                    </text:list-item>
                    <text:list-item>
                      <text:p text:style-name="P32"><text:span text:style-name="T23">假定，該個體（真心、心裡、意識、被教育、被催眠）認定</text:span>，鹿 是 馬。</text:p>
                    </text:list-item>
                    <text:list-item>
                      <text:p text:style-name="P33"><text:span text:style-name="T23">該個體，知道、認定 不同、不協調、不自洽</text:span>。</text:p>
                      <text:list>
                        <text:list-item>
                          <text:p text:style-name="P34"><text:span text:style-name="T23">抽象例子，（人類 認定的）認知失調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4"><text:span text:style-name="T23">明顯例子，畫、照片、</text:span><text:span text:style-name="T6">2維平面的3D寫實</text:span><text:span text:style-name="T23">畫。</text:span></text:p>
                  <text:list>
                    <text:list-item>
                      <text:p text:style-name="P35"><text:span text:style-name="T23">假定，某一特定個體 知道</text:span>，畫 是 <text:span text:style-name="T6">2維畫面</text:span>。</text:p>
                    </text:list-item>
                    <text:list-item>
                      <text:p text:style-name="P36"><text:span text:style-name="T23">假定，該個體</text:span> <text:span text:style-name="T23">認定</text:span>，畫 是<text:span text:style-name="T5"> </text:span><text:span text:style-name="T7">3</text:span><text:span text:style-name="T6">維畫面</text:span>。</text:p>
                    </text:list-item>
                    <text:list-item>
                      <text:p text:style-name="P34"><text:span text:style-name="T23">該個體，知道、認定 不同、不協調、不自洽</text:span>。</text:p>
                      <text:list>
                        <text:list-item>
                          <text:p text:style-name="P51">抽象例子，正常現象。</text:p>
                          <text:list>
                            <text:list-item>
                              <text:p text:style-name="P37"><text:span text:style-name="T23">一大群 的 認知失調，被視為 正常現象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2">明顯例子，失溫。</text:p>
                  <text:list>
                    <text:list-item>
                      <text:p text:style-name="P38"><text:span text:style-name="T23">假定，某一特定個體 知道</text:span>，<text:span text:style-name="T6">身體溫度</text:span><text:span text:style-name="T23"> </text:span><text:span text:style-name="T6">過低、變低</text:span>。</text:p>
                      <text:list>
                        <text:list-item>
                          <text:p text:style-name="P38">該個體 知道，外在環境的溫度 低於 身體的溫度。</text:p>
                        </text:list-item>
                      </text:list>
                    </text:list-item>
                    <text:list-item>
                      <text:p text:style-name="P38"><text:span text:style-name="T23">假定，該個體</text:span> <text:span text:style-name="T23">認定</text:span>，<text:span text:style-name="T6">身體</text:span><text:span text:style-name="T23"> </text:span><text:span text:style-name="T6">很熱、要脫掉衣物</text:span>。</text:p>
                    </text:list-item>
                    <text:list-item>
                      <text:p text:style-name="P37"><text:span text:style-name="T23">該個體，知道、認定 不同、不協調、不自洽</text:span>。</text:p>
                      <text:list>
                        <text:list-item>
                          <text:p text:style-name="P53">抽象例子，正常的生理反應。</text:p>
                          <text:list>
                            <text:list-item>
                              <text:p text:style-name="P39"><text:span text:style-name="T23">一大群 的 生理反應失調，被視為 正常的生理反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4">明顯例子，奴隸制。</text:p>
                  <text:list>
                    <text:list-item>
                      <text:p text:style-name="P39"><text:span text:style-name="T23">假定，某一特定個體 知道</text:span>，（人類）奴隸 是 人。</text:p>
                    </text:list-item>
                    <text:list-item>
                      <text:p text:style-name="P40"><text:span text:style-name="T23">假定，該個體（真心、心裡、意識、被教育、被催眠）認定</text:span>，（人類）奴隸 不是 人。</text:p>
                      <text:list>
                        <text:list-item>
                          <text:p text:style-name="P41"><text:span text:style-name="T23">假定，該個體（真心、心裡、意識）認定</text:span>，（人類）奴隸 是 外表像人的 家畜。</text:p>
                        </text:list-item>
                      </text:list>
                    </text:list-item>
                    <text:list-item>
                      <text:p text:style-name="P39"><text:span text:style-name="T23">該個體，知道、認定 不同、不協調、不自洽</text:span>。</text:p>
                      <text:list>
                        <text:list-item>
                          <text:p text:style-name="P39"><text:span text:style-name="T23">抽象例子，（</text:span>奴隸制國家 的）常識、共識。</text:p>
                          <text:list>
                            <text:list-item>
                              <text:p text:style-name="P42">奴隸制國家 的 常識、共識<text:span text:style-name="T23">，被視為（</text:span>奴隸制國家 的）<text:span text:style-name="T23">正常的認知、正確的認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5">明顯例子，肉雞制。</text:p>
                  <text:list>
                    <text:list-item>
                      <text:p text:style-name="P42"><text:span text:style-name="T23">假定，某一特定個體 知道</text:span>，（動物）肉雞 是 動物。</text:p>
                    </text:list-item>
                    <text:list-item>
                      <text:p text:style-name="P43"><text:span text:style-name="T23">假定，該個體（真心、心裡、意識、被教育）認定</text:span>，（動物）肉雞 不是 活生生的雞。</text:p>
                      <text:list>
                        <text:list-item>
                          <text:p text:style-name="P44"><text:span text:style-name="T23">假定，該個體（真心、心裡、意識、被教育、被催眠）認定</text:span>，（動物）肉雞 是 食物。</text:p>
                          <text:list>
                            <text:list-item>
                              <text:p text:style-name="P44">該個體 有機率不讓，肉雞 生活、享受、快樂、運動、肌肉、像動物一樣的活著。</text:p>
                            </text:list-item>
                            <text:list-item>
                              <text:p text:style-name="P45">該個體 有機率只讓，肉雞 生存、存活、存在、長肉、變肥、像食物一樣的活著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<text:span text:style-name="T23">該個體，知道、認定 不同、不協調、不自洽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bookmark-start text:name="安全"/>安全<text:bookmark-end text:name="安全"/></text:p>
          <text:list>
            <text:list-item>
              <text:p text:style-name="P46">安全。</text:p>
              <text:list>
                <text:list-item>
                  <text:p text:style-name="P8">越是認定 安全<text:span text:style-name="T8">、有隱私、不被控制</text:span>，越是 不安全<text:span text:style-name="T8">、沒有隱私、容易控制</text:span>。</text:p>
                  <text:list>
                    <text:list-item>
                      <text:p text:style-name="P46">某一特定個體 越是認定（自己、其他個體）安全，（自己、其他個體）越是實際 不安全。</text:p>
                    </text:list-item>
                    <text:list-item>
                      <text:p text:style-name="P56">明顯例子，假定，某一特定個體 使<text:span text:style-name="T5">用 HTTPS（加密連線）</text:span>。</text:p>
                      <text:list>
                        <text:list-item>
                          <text:p text:style-name="P56">該個體<text:span text:style-name="T20"> 有機率認定，自己 很安全、非常安全、很有隱私</text:span>。</text:p>
                        </text:list-item>
                        <text:list-item>
                          <text:p text:style-name="P56"><text:span text:style-name="T20">該個體 有機率（隨心所欲的、毫無底線的）使用網路、瀏覽網站、觀看影片</text:span>。</text:p>
                        </text:list-item>
                        <text:list-item>
                          <text:p text:style-name="P57"><text:span text:style-name="T20">該個體 有機率 不認為、沒有想到，手機有後門、電腦有木馬、基地台有備份</text:span>。</text:p>
                        </text:list-item>
                        <text:list-item>
                          <text:p text:style-name="P58">該個體 有機率不知道（在 其他個體 心裡，）該個體 不安全、毫無隱私、極易受控。</text:p>
                        </text:list-item>
                        <text:list-item>
                          <text:p text:style-name="P58">該個體 有機率不知道，其他個體 正在 偷窺、竊聽、控制 該個體、該個體的電器。</text:p>
                        </text:list-item>
                      </text:list>
                    </text:list-item>
                    <text:list-item>
                      <text:p text:style-name="P58">明顯例子，假定，某一特定個體 使<text:span text:style-name="T5">用 意識</text:span>。</text:p>
                      <text:list>
                        <text:list-item>
                          <text:p text:style-name="P58">該個體<text:span text:style-name="T20"> 有機率認定，自己 很安全、非常安全、很有隱私</text:span>。</text:p>
                        </text:list-item>
                        <text:list-item>
                          <text:p text:style-name="P58"><text:span text:style-name="T20">該個體 有機率（隨心所欲的、毫無底線的）思想、思考、想像</text:span>。</text:p>
                        </text:list-item>
                        <text:list-item>
                          <text:p text:style-name="P59"><text:span text:style-name="T20">該個體 有機率 不認為、沒有想到，其他個體 能夠 心靈感應、催眠、精神控制</text:span>。</text:p>
                        </text:list-item>
                        <text:list-item>
                          <text:p text:style-name="P58">該個體 有機率不知道（在 其他個體 心裡，）該個體 不安全、毫無隱私、極易受控。</text:p>
                        </text:list-item>
                        <text:list-item>
                          <text:p text:style-name="P60">該個體 有機率不知道，其他個體 正在 偷窺、竊聽、控制 該個體、該個體的肉質層。</text:p>
                        </text:list-item>
                      </text:list>
                    </text:list-item>
                  </text:list>
                </text:list-item>
                <text:list-item>
                  <text:p text:style-name="P60">認定安全、實際安全（在 直角座標系）有機率是<text:span text:style-name="T5"> U字</text:span>形。<text:span text:style-name="T32">{（水平軸 是 認定安全軸）（垂直軸 是 實際安全軸）}</text:span></text:p>
                  <text:list>
                    <text:list-item>
                      <text:p text:style-name="P60">越不適當的 認定安全，越實際 不安全。</text:p>
                    </text:list-item>
                    <text:list-item>
                      <text:p text:style-name="P60">越適當的 認定安全，越實際的 安全。</text:p>
                    </text:list-item>
                    <text:list-item>
                      <text:p text:style-name="P60">越適當的、越不適當的 認定不安全，越實際 不安全。</text:p>
                      <text:list>
                        <text:list-item>
                          <text:p text:style-name="P60">適當 是 某一特定範圍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30T17:25:00.769000000</dc:date>
    <meta:editing-duration>P16DT20H22M45S</meta:editing-duration>
    <meta:editing-cycles>15862</meta:editing-cycles>
    <meta:document-statistic meta:table-count="0" meta:image-count="0" meta:object-count="0" meta:page-count="1" meta:paragraph-count="115" meta:word-count="2677" meta:character-count="3088" meta:non-whitespace-character-count="2797"/>
  </office:meta>
</office:document-meta>
</file>